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16.51cm"/>
    </style:style>
    <style:style style:name="Tabla1.A1" style:family="table-cell">
      <style:table-cell-properties style:vertical-align="top" fo:padding="0.176cm" fo:border="1pt solid #000000"/>
    </style:style>
    <style:style style:name="Tabla2" style:family="table">
      <style:table-properties style:width="16.51cm" fo:margin-left="0cm" table:align="left" style:writing-mode="lr-tb"/>
    </style:style>
    <style:style style:name="Tabla2.A" style:family="table-column">
      <style:table-column-properties style:column-width="16.51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16.51cm" fo:margin-left="0cm" table:align="left" style:writing-mode="lr-tb"/>
    </style:style>
    <style:style style:name="Tabla3.A" style:family="table-column">
      <style:table-column-properties style:column-width="16.51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16.51cm" fo:margin-left="0cm" table:align="left" style:writing-mode="lr-tb"/>
    </style:style>
    <style:style style:name="Tabla4.A" style:family="table-column">
      <style:table-column-properties style:column-width="16.51cm"/>
    </style:style>
    <style:style style:name="Tabla4.A1" style:family="table-cell">
      <style:table-cell-properties style:vertical-align="top" fo:padding="0.176cm" fo:border="1pt solid #000000"/>
    </style:style>
    <style:style style:name="Tabla5" style:family="table">
      <style:table-properties style:width="16.484cm" fo:margin-left="0cm" table:align="left" style:writing-mode="lr-tb"/>
    </style:style>
    <style:style style:name="Tabla5.A" style:family="table-column">
      <style:table-column-properties style:column-width="16.484cm"/>
    </style:style>
    <style:style style:name="Tabla5.A1" style:family="table-cell">
      <style:table-cell-properties style:vertical-align="top" fo:padding="0.176cm" fo:border="0.75pt solid #000000"/>
    </style:style>
    <style:style style:name="Tabla6" style:family="table">
      <style:table-properties style:width="16.484cm" fo:margin-left="0cm" table:align="left" style:writing-mode="lr-tb"/>
    </style:style>
    <style:style style:name="Tabla6.A" style:family="table-column">
      <style:table-column-properties style:column-width="16.484cm"/>
    </style:style>
    <style:style style:name="Tabla6.A1" style:family="table-cell">
      <style:table-cell-properties style:vertical-align="top" fo:padding="0.176cm" fo:border="0.75pt solid #000000"/>
    </style:style>
    <style:style style:name="Tabla7" style:family="table">
      <style:table-properties style:width="16.51cm" fo:margin-left="0cm" table:align="left" style:writing-mode="lr-tb"/>
    </style:style>
    <style:style style:name="Tabla7.A" style:family="table-column">
      <style:table-column-properties style:column-width="16.51cm"/>
    </style:style>
    <style:style style:name="Tabla7.A1" style:family="table-cell">
      <style:table-cell-properties style:vertical-align="top" fo:padding="0.176cm" fo:border="1pt solid #000000"/>
    </style:style>
    <style:style style:name="Tabla8" style:family="table">
      <style:table-properties style:width="16.51cm" fo:margin-left="0cm" table:align="left" style:writing-mode="lr-tb"/>
    </style:style>
    <style:style style:name="Tabla8.A" style:family="table-column">
      <style:table-column-properties style:column-width="16.51cm"/>
    </style:style>
    <style:style style:name="Tabla8.A1" style:family="table-cell">
      <style:table-cell-properties style:vertical-align="top" fo:padding="0.176cm" fo:border="1pt solid #000000"/>
    </style:style>
    <style:style style:name="Tabla9" style:family="table">
      <style:table-properties style:width="16.51cm" fo:margin-left="0cm" table:align="left" style:writing-mode="lr-tb"/>
    </style:style>
    <style:style style:name="Tabla9.A" style:family="table-column">
      <style:table-column-properties style:column-width="16.51cm"/>
    </style:style>
    <style:style style:name="Tabla9.A1" style:family="table-cell">
      <style:table-cell-properties style:vertical-align="top" fo:padding="0.176cm" fo:border="1pt solid #000000"/>
    </style:style>
    <style:style style:name="Tabla10" style:family="table">
      <style:table-properties style:width="16.51cm" fo:margin-left="0cm" table:align="left" style:writing-mode="lr-tb"/>
    </style:style>
    <style:style style:name="Tabla10.A" style:family="table-column">
      <style:table-column-properties style:column-width="16.51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6.51cm" fo:margin-left="0cm" table:align="left" style:writing-mode="lr-tb"/>
    </style:style>
    <style:style style:name="Tabla11.A" style:family="table-column">
      <style:table-column-properties style:column-width="16.51cm"/>
    </style:style>
    <style:style style:name="Tabla11.A1" style:family="table-cell">
      <style:table-cell-properties style:vertical-align="top" fo:padding="0.176cm" fo:border="1pt solid #000000"/>
    </style:style>
    <style:style style:name="Tabla12" style:family="table">
      <style:table-properties style:width="16.484cm" fo:margin-left="0cm" table:align="left" style:writing-mode="lr-tb"/>
    </style:style>
    <style:style style:name="Tabla12.A" style:family="table-column">
      <style:table-column-properties style:column-width="16.484cm"/>
    </style:style>
    <style:style style:name="Tabla12.A1" style:family="table-cell">
      <style:table-cell-properties style:vertical-align="top" fo:padding="0.176cm" fo:border="0.75pt solid #000000"/>
    </style:style>
    <style:style style:name="Tabla13" style:family="table">
      <style:table-properties style:width="16.484cm" fo:margin-left="0cm" table:align="left" style:writing-mode="lr-tb"/>
    </style:style>
    <style:style style:name="Tabla13.A" style:family="table-column">
      <style:table-column-properties style:column-width="16.484cm"/>
    </style:style>
    <style:style style:name="Tabla13.A1" style:family="table-cell">
      <style:table-cell-properties style:vertical-align="top" fo:padding="0.176cm" fo:border="0.75pt solid #000000"/>
    </style:style>
    <style:style style:name="Tabla14" style:family="table">
      <style:table-properties style:width="16.51cm" fo:margin-left="0cm" table:align="left" style:writing-mode="lr-tb"/>
    </style:style>
    <style:style style:name="Tabla14.A" style:family="table-column">
      <style:table-column-properties style:column-width="16.51cm"/>
    </style:style>
    <style:style style:name="Tabla14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3eb0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13eb0d"/>
    </style:style>
    <style:style style:name="P7" style:family="paragraph" style:parent-style-name="Standard">
      <style:paragraph-properties fo:line-height="115%" fo:break-before="auto" fo:break-after="auto" style:writing-mode="lr-tb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ff0000"/>
    </style:style>
    <style:style style:name="P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officeooo:rsid="0013eb0d" officeooo:paragraph-rsid="0013eb0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7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8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9" style:family="paragraph" style:parent-style-name="Standard" style:list-style-name="LS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1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2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3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4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5" style:family="paragraph" style:parent-style-name="Standard" style:list-style-name="LS9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6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3eb0d"/>
    </style:style>
    <style:style style:name="P28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3eb0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3eb0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13eb0d"/>
    </style:style>
    <style:style style:name="P33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3eb0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5444e" officeooo:paragraph-rsid="0015444e"/>
    </style:style>
    <style:style style:name="P36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5444e" officeooo:paragraph-rsid="0015444e"/>
    </style:style>
    <style:style style:name="P37" style:family="paragraph" style:parent-style-name="Standard">
      <style:paragraph-properties fo:line-height="115%" style:writing-mode="lr-tb"/>
    </style:style>
    <style:style style:name="P38" style:family="paragraph" style:parent-style-name="Standard">
      <style:paragraph-properties fo:line-height="115%" style:writing-mode="lr-tb"/>
      <style:text-properties officeooo:rsid="0015444e" officeooo:paragraph-rsid="0015444e"/>
    </style:style>
    <style:style style:name="P39" style:family="paragraph" style:parent-style-name="Standard">
      <style:paragraph-properties fo:line-height="115%" fo:break-before="auto" fo:break-after="auto" style:writing-mode="lr-tb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3eb0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ff0000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3eb0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>
        <text:changed-region xml:id="ct186779176" text:id="ct186779176">
          <text:insertion>
            <office:change-info>
              <dc:creator>Autor desconocido</dc:creator>
              <dc:date>2014-11-14T09:52:00</dc:date>
            </office:change-info>
          </text:insertion>
        </text:changed-region>
        <text:changed-region xml:id="ct186672248" text:id="ct186672248">
          <text:deletion>
            <office:change-info>
              <dc:creator>Autor desconocido</dc:creator>
              <dc:date>2014-11-14T09:52:00</dc:date>
            </office:change-info>
            <text:p text:style-name="P1"><text:span text:style-name="T1">Dentista</text:span></text:p>
          </text:deletion>
        </text:changed-region>
        <text:changed-region xml:id="ct187247200" text:id="ct187247200">
          <text:deletion>
            <office:change-info>
              <dc:creator>Autor desconocido</dc:creator>
              <dc:date>2014-11-14T09:53:00</dc:date>
            </office:change-info>
            <text:p text:style-name="P1"><text:span text:style-name="T1">Que el usuario esté insertado en la base de datos del programa</text:span></text:p>
          </text:deletion>
        </text:changed-region>
        <text:changed-region xml:id="ct187249544" text:id="ct187249544">
          <text:insertion>
            <office:change-info>
              <dc:creator>Autor desconocido</dc:creator>
              <dc:date>2014-11-14T09:53:00</dc:date>
            </office:change-info>
          </text:insertion>
        </text:changed-region>
        <text:changed-region xml:id="ct191728048" text:id="ct191728048">
          <text:deletion>
            <office:change-info>
              <dc:creator>Autor desconocido</dc:creator>
              <dc:date>2014-11-14T09:55:00</dc:date>
            </office:change-info>
            <text:list xml:id="list3256825871585564648" text:style-name="LS3">
              <text:list-item>
                <text:p text:style-name="P2"><text:span text:style-name="T1">Sino:</text:span></text:p>
              </text:list-item>
              <text:list-item>
                <text:p text:style-name="P3"><text:span text:style-name="T1">El sistema no hace nada.</text:span></text:p>
              </text:list-item>
            </text:list>
          </text:deletion>
        </text:changed-region>
        <text:changed-region xml:id="ct187474400" text:id="ct187474400">
          <text:insertion>
            <office:change-info>
              <dc:creator>Autor desconocido</dc:creator>
              <dc:date>2014-11-14T09:53:00</dc:date>
            </office:change-info>
          </text:insertion>
        </text:changed-region>
        <text:changed-region xml:id="ct187508368" text:id="ct187508368">
          <text:insertion>
            <office:change-info>
              <dc:creator>Autor desconocido</dc:creator>
              <dc:date>2014-11-14T09:54:00</dc:date>
            </office:change-info>
          </text:insertion>
        </text:changed-region>
        <text:changed-region xml:id="ct187476608" text:id="ct187476608">
          <text:deletion>
            <office:change-info>
              <dc:creator>Autor desconocido</dc:creator>
              <dc:date>2014-11-14T09:53:00</dc:date>
            </office:change-info>
            <text:p text:style-name="P4"><text:span text:style-name="T2">Ninguno</text:span></text:p>
          </text:deletion>
        </text:changed-region>
        <text:changed-region xml:id="ct191562024" text:id="ct191562024">
          <text:insertion>
            <office:change-info>
              <dc:creator>Autor desconocido</dc:creator>
              <dc:date>2014-11-14T09:55:00</dc:date>
            </office:change-info>
          </text:insertion>
        </text:changed-region>
        <text:changed-region xml:id="ct191871752" text:id="ct191871752">
          <text:insertion>
            <office:change-info>
              <dc:creator>Autor desconocido</dc:creator>
              <dc:date>2014-11-14T09:56:00</dc:date>
            </office:change-info>
          </text:insertion>
        </text:changed-region>
        <text:changed-region xml:id="ct191698064" text:id="ct191698064">
          <text:deletion>
            <office:change-info>
              <dc:creator>Autor desconocido</dc:creator>
              <dc:date>2014-11-14T09:55:00</dc:date>
            </office:change-info>
            <text:p text:style-name="P5"><text:span text:style-name="T2">Ninguna</text:span></text:p>
          </text:deletion>
        </text:changed-region>
        <text:changed-region xml:id="ct191998536" text:id="ct191998536">
          <text:insertion>
            <office:change-info>
              <dc:creator>Autor desconocido</dc:creator>
              <dc:date>2014-11-14T09:56:00</dc:date>
            </office:change-info>
          </text:insertion>
        </text:changed-region>
        <text:changed-region xml:id="ct192078472" text:id="ct192078472">
          <text:insertion>
            <office:change-info>
              <dc:creator>Autor desconocido</dc:creator>
              <dc:date>2014-11-14T09:57:00</dc:date>
            </office:change-info>
          </text:insertion>
        </text:changed-region>
        <text:changed-region xml:id="ct191974656" text:id="ct191974656">
          <text:deletion>
            <office:change-info>
              <dc:creator>Autor desconocido</dc:creator>
              <dc:date>2014-11-14T09:56:00</dc:date>
            </office:change-info>
            <text:p text:style-name="P6"><text:span text:style-name="T2">Ninguno</text:span></text:p>
          </text:deletion>
        </text:changed-region>
        <text:changed-region xml:id="ct191608304" text:id="ct191608304">
          <text:insertion>
            <office:change-info>
              <dc:creator>Autor desconocido</dc:creator>
              <dc:date>2014-11-14T09:57:00</dc:date>
            </office:change-info>
          </text:insertion>
        </text:changed-region>
        <text:changed-region xml:id="ct192449712" text:id="ct192449712">
          <text:insertion>
            <office:change-info>
              <dc:creator>Autor desconocido</dc:creator>
              <dc:date>2014-11-14T09:58:00</dc:date>
            </office:change-info>
          </text:insertion>
        </text:changed-region>
        <text:changed-region xml:id="ct191422624" text:id="ct191422624">
          <text:deletion>
            <office:change-info>
              <dc:creator>Autor desconocido</dc:creator>
              <dc:date>2014-11-14T09:58:00</dc:date>
            </office:change-info>
            <text:p text:style-name="P5"><text:span text:style-name="T2">Ninguna</text:span></text:p>
          </text:deletion>
        </text:changed-region>
        <text:changed-region xml:id="ct192539984" text:id="ct192539984">
          <text:deletion>
            <office:change-info>
              <dc:creator>Autor desconocido</dc:creator>
              <dc:date>2014-11-14T09:59:00</dc:date>
            </office:change-info>
            <text:p text:style-name="P5"><text:span text:style-name="T1">Ninguno</text:span></text:p>
          </text:deletion>
        </text:changed-region>
        <text:changed-region xml:id="ct192509400" text:id="ct192509400">
          <text:insertion>
            <office:change-info>
              <dc:creator>Autor desconocido</dc:creator>
              <dc:date>2014-11-14T09:59:00</dc:date>
            </office:change-info>
          </text:insertion>
        </text:changed-region>
        <text:changed-region xml:id="ct193020744" text:id="ct193020744">
          <text:insertion>
            <office:change-info>
              <dc:creator>Autor desconocido</dc:creator>
              <dc:date>2014-11-14T10:00:00</dc:date>
            </office:change-info>
          </text:insertion>
        </text:changed-region>
        <text:changed-region xml:id="ct193005624" text:id="ct193005624">
          <text:deletion>
            <office:change-info>
              <dc:creator>Autor desconocido</dc:creator>
              <dc:date>2014-11-14T10:00:00</dc:date>
            </office:change-info>
            <text:p text:style-name="P5"><text:span text:style-name="T1">Ninguna</text:span></text:p>
          </text:deletion>
        </text:changed-region>
        <text:changed-region xml:id="ct186591344" text:id="ct186591344">
          <text:insertion>
            <office:change-info>
              <dc:creator>Autor desconocido</dc:creator>
              <dc:date>2014-11-14T10:00:00</dc:date>
            </office:change-info>
          </text:insertion>
        </text:changed-region>
        <text:changed-region xml:id="ct193166200" text:id="ct193166200">
          <text:deletion>
            <office:change-info>
              <dc:creator>Autor desconocido</dc:creator>
              <dc:date>2014-11-14T10:00:00</dc:date>
            </office:change-info>
            <text:p text:style-name="P5"><text:span text:style-name="T1">Ninguno</text:span></text:p>
          </text:deletion>
        </text:changed-region>
        <text:changed-region xml:id="ct193205824" text:id="ct193205824">
          <text:insertion>
            <office:change-info>
              <dc:creator>Autor desconocido</dc:creator>
              <dc:date>2014-11-14T10:01:00</dc:date>
            </office:change-info>
          </text:insertion>
        </text:changed-region>
        <text:changed-region xml:id="ct193264352" text:id="ct193264352">
          <text:insertion>
            <office:change-info>
              <dc:creator>Autor desconocido</dc:creator>
              <dc:date>2014-11-14T10:01:00</dc:date>
            </office:change-info>
          </text:insertion>
        </text:changed-region>
        <text:changed-region xml:id="ct194826456" text:id="ct194826456">
          <text:deletion>
            <office:change-info>
              <dc:creator>Autor desconocido</dc:creator>
              <dc:date>2014-11-14T10:01:00</dc:date>
            </office:change-info>
            <text:p text:style-name="P5"><text:span text:style-name="T2">automaticamente</text:span></text:p>
          </text:deletion>
        </text:changed-region>
        <text:changed-region xml:id="ct195374360" text:id="ct195374360">
          <text:insertion>
            <office:change-info>
              <dc:creator>Autor desconocido</dc:creator>
              <dc:date>2014-11-14T10:18:00</dc:date>
            </office:change-info>
          </text:insertion>
        </text:changed-region>
        <text:changed-region xml:id="ct196259328" text:id="ct196259328">
          <text:insertion>
            <office:change-info>
              <dc:creator>Autor desconocido</dc:creator>
              <dc:date>2014-11-14T10:19:00</dc:date>
            </office:change-info>
          </text:insertion>
        </text:changed-region>
        <text:changed-region xml:id="ct196078920" text:id="ct196078920">
          <text:insertion>
            <office:change-info>
              <dc:creator>Autor desconocido</dc:creator>
              <dc:date>2014-11-14T10:19:00</dc:date>
            </office:change-info>
          </text:insertion>
        </text:changed-region>
        <text:changed-region xml:id="ct195943352" text:id="ct195943352">
          <text:insertion>
            <office:change-info>
              <dc:creator>Autor desconocido</dc:creator>
              <dc:date>2014-11-14T10:20:00</dc:date>
            </office:change-info>
          </text:insertion>
        </text:changed-region>
        <text:changed-region xml:id="ct192217184" text:id="ct192217184">
          <text:insertion>
            <office:change-info>
              <dc:creator>Autor desconocido</dc:creator>
              <dc:date>2014-11-14T10:17:00</dc:date>
            </office:change-info>
          </text:insertion>
        </text:changed-region>
        <text:changed-region xml:id="ct195423320" text:id="ct195423320">
          <text:deletion>
            <office:change-info>
              <dc:creator>Autor desconocido</dc:creator>
              <dc:date>2014-11-14T10:17:00</dc:date>
            </office:change-info>
            <text:p text:style-name="P5"><text:span text:style-name="T1">4</text:span></text:p>
          </text:deletion>
        </text:changed-region>
        <text:changed-region xml:id="ct196647968" text:id="ct196647968">
          <text:insertion>
            <office:change-info>
              <dc:creator>Autor desconocido</dc:creator>
              <dc:date>2014-11-14T10:20:00</dc:date>
            </office:change-info>
          </text:insertion>
        </text:changed-region>
        <text:changed-region xml:id="ct196835672" text:id="ct196835672">
          <text:insertion>
            <office:change-info>
              <dc:creator>Autor desconocido</dc:creator>
              <dc:date>2014-11-14T10:21:00</dc:date>
            </office:change-info>
          </text:insertion>
        </text:changed-region>
        <text:changed-region xml:id="ct197205104" text:id="ct197205104">
          <text:insertion>
            <office:change-info>
              <dc:creator>Autor desconocido</dc:creator>
              <dc:date>2014-11-14T10:29:00</dc:date>
            </office:change-info>
          </text:insertion>
        </text:changed-region>
        <text:changed-region xml:id="ct196887632" text:id="ct196887632">
          <text:insertion>
            <office:change-info>
              <dc:creator>Autor desconocido</dc:creator>
              <dc:date>2014-11-14T1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QUISITOS:</text:p>
      <text:p text:style-name="P7"/>
      <text:list xml:id="list5610433702935213458" text:style-name="LS1">
        <text:list-item>
          <text:p text:style-name="P14"><text:span text:style-name="T3">RF_01 - Buscar por apellidos: Se realizará una búsqueda por apellidos y se mostrará por pantalla los datos de los usuarios. En caso de no encontrar ningún usuario que corresponda con los apellidos establecidos, se procederá a la activación del RF_02.1.(Peroles) <text:s/>→ 1</text:span></text:p>
        </text:list-item>
      </text:list>
      <text:p text:style-name="P8"/>
      <text:list xml:id="list1" text:style-name="LS1">
        <text:list-item>
          <text:p text:style-name="P14"><text:span text:style-name="T3">RF_02 - Gestión del usuario: Se dará de alta a un nuevo usuario ( RF_02.1 ), modificar los datos de un usuario ya existente previa búsqueda ( RF_02.2) o borrar un usuario existente ( RF_02.3 ).</text:span></text:p>
        </text:list-item>
      </text:list>
      <text:p text:style-name="P8"/>
      <text:list xml:id="list2" text:style-name="LS1">
        <text:list-item>
          <text:list>
            <text:list-item>
              <text:p text:style-name="P14"><text:span text:style-name="T3">RF_02.1 - Insertar usuario (Laura) → 2</text:span></text:p>
            </text:list-item>
            <text:list-item>
              <text:p text:style-name="P14"><text:span text:style-name="T3">RF_02.2 - Modificar usuario ( Laura ) → 3</text:span></text:p>
            </text:list-item>
            <text:list-item>
              <text:p text:style-name="P14"><text:span text:style-name="T3">RF_02.3 - Borrar usuario ( Laura ) → 4</text:span></text:p>
            </text:list-item>
          </text:list>
        </text:list-item>
      </text:list>
      <text:p text:style-name="P9"/>
      <text:list xml:id="list5" text:style-name="LS1">
        <text:list-item>
          <text:p text:style-name="P14">RF_03 - Ordenar por apellidos: Se ordenará la agenda y se activará RF_04. (Francisco) → 5<text:change-start text:change-id="ct186779176"/></text:p>
        </text:list-item>
        <text:list-item>
          <text:p text:style-name="P15">FALTA MOSTRAR MÁS FRECUENTES<text:change-end text:change-id="ct186779176"/></text:p>
        </text:list-item>
      </text:list>
      <text:p text:style-name="P7"/>
      <text:list xml:id="list6" text:style-name="LS1">
        <text:list-item>
          <text:p text:style-name="P14">RF_04 - Mostrar por pantalla: Se imprimirá por pantalla el usuario o usuarios en texto plano o en HTML. (Francisco) → 6</text:p>
        </text:list-item>
      </text:list>
      <text:p text:style-name="P7"/>
      <text:list xml:id="list7" text:style-name="LS1">
        <text:list-item>
          <text:p text:style-name="P14">RF_05 - Copia de seguridad: Se copiará a un fichero los datos para que no se pierdan. (Antonio) → 7</text:p>
        </text:list-item>
      </text:list>
      <text:p text:style-name="P7"/>
      <text:list xml:id="list8" text:style-name="LS1">
        <text:list-item>
          <text:p text:style-name="P14">RNF_01 - Escrito en C++: Esta agenda será desarrollada en lenguaje de alto nivel C++.</text:p>
        </text:list-item>
      </text:list>
      <text:p text:style-name="P7"/>
      <text:list xml:id="list9" text:style-name="LS1">
        <text:list-item>
          <text:p text:style-name="P14">RNF_02 - Se ejecuta en un ordenador con Linux: Utilizamos Linux porque es un SO que nos aporta herramientas para el desarrollo y compilación del programa y es de software libre. </text:p>
        </text:list-item>
        <text:list-item>
          <text:p text:style-name="P14">RNF_03 - Nivel de seguridad cero: No necesitamos ningún sistema de seguridad para nuestro programa</text:p>
        </text:list-item>
        <text:list-item>
          <text:p text:style-name="P14">RNF_04 - Integridad de los datos: Se debe mantener una copia de los datos en un fichero.</text:p>
        </text:list-item>
        <text:list-item>
          <text:p text:style-name="P14">RNF_05 - Volumen máximo de datos de 200 entradas: Para evitar la saturación de datos, el programa mantendrá un límite de 200 entradas.</text:p>
        </text:list-item>
        <text:list-item>
          <text:p text:style-name="P14">RNF_06 - Almacenamiento en texto plano/binario: Se almacenará en un texto plano/binario.</text:p>
        </text:list-item>
      </text:list>
      <text:p text:style-name="P7"/>
      <text:p text:style-name="P7"/>
      <text:p text:style-name="P7"/>
      <text:p text:style-name="P7">→ casos de uso</text:p>
      <text:p text:style-name="P7"/>
      <text:p text:style-name="P7">→ historia de usuario</text:p>
      <text:p text:style-name="P7"/>
      <text:p text:style-name="P7">Casos de uso: </text:p>
      <text:p text:style-name="P7"><text:soft-page-break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T1">Caso de uso: BuscarApellido</text:span></text:p>
          </table:table-cell>
        </table:table-row>
        <table:table-row>
          <table:table-cell table:style-name="Tabla1.A1" office:value-type="string">
            <text:p text:style-name="P1"><text:span text:style-name="T1">ID: 1</text:span></text:p>
          </table:table-cell>
        </table:table-row>
        <table:table-row>
          <table:table-cell table:style-name="Tabla1.A1" office:value-type="string">
            <text:p text:style-name="P1"><text:span text:style-name="T1">Breve descripción: Se realizará una búsqueda por apellidos y se mostrará por pantalla los datos de los usuarios. En caso de no encontrar ningún usuario que corresponda con los apellidos establecidos, se procederá a insertar el usuario.</text:span></text:p>
          </table:table-cell>
        </table:table-row>
        <table:table-row>
          <table:table-cell table:style-name="Tabla1.A1" office:value-type="string">
            <text:p text:style-name="P1"><text:span text:style-name="T1">Actores principales: Administrativo</text:span></text:p>
          </table:table-cell>
        </table:table-row>
        <table:table-row>
          <table:table-cell table:style-name="Tabla1.A1" office:value-type="string">
            <text:p text:style-name="P1"><text:span text:style-name="T1">Actores secundarios: </text:span><text:change text:change-id="ct186672248"/></text:p>
          </table:table-cell>
        </table:table-row>
        <table:table-row>
          <table:table-cell table:style-name="Tabla1.A1" office:value-type="string">
            <text:p text:style-name="P1"><text:span text:style-name="T1">Precondiciones: </text:span><text:change text:change-id="ct187247200"/><text:change-start text:change-id="ct187249544"/><text:span text:style-name="T2">Que haya al menos un registro en la base de datos.</text:span><text:change-end text:change-id="ct187249544"/><text:span text:style-name="T1">.</text:span></text:p>
          </table:table-cell>
        </table:table-row>
        <table:table-row>
          <table:table-cell table:style-name="Tabla1.A1" office:value-type="string">
            <text:p text:style-name="P1"><text:span text:style-name="T1">Flujo principal: </text:span></text:p>
            <text:list xml:id="list4041273228545880000" text:style-name="LS2">
              <text:list-item>
                <text:p text:style-name="P17"><text:span text:style-name="T1">El caso de uso empieza cuando el Administrativo selecciona “Buscar apellido”</text:span></text:p>
              </text:list-item>
              <text:list-item>
                <text:p text:style-name="P17"><text:span text:style-name="T1">El sistema pregunta al administrativo el apellido</text:span></text:p>
              </text:list-item>
              <text:list-item>
                <text:p text:style-name="P17"><text:span text:style-name="T1">El administrativo escribe el apellido correspondiente.</text:span></text:p>
              </text:list-item>
              <text:list-item>
                <text:p text:style-name="P17"><text:span text:style-name="T1">El sistema busca en la base de datos el apellido que le ha facilitado el administrativo</text:span></text:p>
              </text:list-item>
              <text:list-item>
                <text:p text:style-name="P17"><text:span text:style-name="T1">Si el sistema encuentra el apellido:</text:span></text:p>
                <text:list>
                  <text:list-item>
                    <text:p text:style-name="P17"><text:span text:style-name="T1">El sistema muestra todos los datos que se correspondan con el apellido facilitado por el administrativo.</text:span></text:p>
                  </text:list-item>
                </text:list>
              </text:list-item>
            </text:list>
            <text:list xml:id="list103858253512406" text:continue-list="list3256825871585564648" text:style-name="LS3">
              <text:list-item>
                <text:p text:style-name="P2"><text:change text:change-id="ct191728048"/><text:span text:style-name="T1"><text:s/></text:span></text:p>
              </text:list-item>
            </text:list>
          </table:table-cell>
        </table:table-row>
        <table:table-row>
          <table:table-cell table:style-name="Tabla1.A1" office:value-type="string">
            <text:p text:style-name="P1"><text:span text:style-name="T1">Postcondiciones: Ninguna</text:span></text:p>
          </table:table-cell>
        </table:table-row>
        <table:table-row>
          <table:table-cell table:style-name="Tabla1.A1" office:value-type="string">
            <text:p text:style-name="P29"><text:span text:style-name="T1">Flujo alternativo: </text:span><text:change-start text:change-id="ct187474400"/></text:p>
            <text:p text:style-name="P4"><text:span text:style-name="T2">5.a </text:span><text:change-end text:change-id="ct187474400"/><text:change-start text:change-id="ct187508368"/><text:span text:style-name="T2">Si no encuentra ningún paciente informa</text:span></text:p>
            <text:p text:style-name="P4"><text:span text:style-name="T2">5.b Si encuentra más de un paciente los muestra todos</text:span><text:span text:style-name="T2"><office:annotation><dc:creator>Autor desconocido</dc:creator><dc:date>2014-11-14T09:54:26.131818906</dc:date><text:list text:style-name=""><text:list-item><text:p text:style-name="P40"><text:span text:style-name="T7">Lo que diga el cliente</text:span></text:p></text:list-item></text:list></office:annotation></text:span><text:change-end text:change-id="ct187508368"/><text:change text:change-id="ct187476608"/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5"><text:span text:style-name="T1">Caso de uso: InsertarUsuario</text:span></text:p>
          </table:table-cell>
        </table:table-row>
        <table:table-row>
          <table:table-cell table:style-name="Tabla2.A1" office:value-type="string">
            <text:p text:style-name="P5"><text:span text:style-name="T1">ID: 2</text:span></text:p>
          </table:table-cell>
        </table:table-row>
        <table:table-row>
          <table:table-cell table:style-name="Tabla2.A1" office:value-type="string">
            <text:p text:style-name="P5"><text:span text:style-name="T1">Breve descripción: Se dará de alta a un nuevo usuario</text:span></text:p>
          </table:table-cell>
        </table:table-row>
        <table:table-row>
          <table:table-cell table:style-name="Tabla2.A1" office:value-type="string">
            <text:p text:style-name="P5"><text:span text:style-name="T1">Actores principales: Administrativo</text:span></text:p>
          </table:table-cell>
        </table:table-row>
        <table:table-row>
          <table:table-cell table:style-name="Tabla2.A1" office:value-type="string">
            <text:p text:style-name="P5"><text:span text:style-name="T1">Actores secundarios: Ninguno</text:span></text:p>
          </table:table-cell>
        </table:table-row>
        <table:table-row>
          <table:table-cell table:style-name="Tabla2.A1" office:value-type="string">
            <text:p text:style-name="P5"><text:span text:style-name="T1">Precondiciones: Ninguno</text:span></text:p>
          </table:table-cell>
        </table:table-row>
        <table:table-row>
          <table:table-cell table:style-name="Tabla2.A1" office:value-type="string">
            <text:p text:style-name="P1"><text:span text:style-name="T1">Flujo principal: </text:span></text:p>
            <text:list xml:id="list2551279935657734824" text:style-name="LS4">
              <text:list-item>
                <text:p text:style-name="P19"><text:span text:style-name="T1">El caso de uso empieza cuando el Administrativo selecciona “Insertar usuario”</text:span></text:p>
              </text:list-item>
              <text:list-item>
                <text:p text:style-name="P19"><text:span text:style-name="T1">El sistema pregunta al administrativo los datos</text:span></text:p>
              </text:list-item>
              <text:list-item>
                <text:p text:style-name="P19"><text:span text:style-name="T1">El administrativo escribe los datos correspondiente.</text:span></text:p>
              </text:list-item>
              <text:list-item>
                <text:p text:style-name="P19"><text:span text:style-name="T1">El sistema guarda en la base de datos al nuevo usuario</text:span></text:p>
              </text:list-item>
            </text:list>
          </table:table-cell>
        </table:table-row>
        <table:table-row>
          <table:table-cell table:style-name="Tabla2.A1" office:value-type="string">
            <text:p text:style-name="P5"><text:span text:style-name="T1">Postcondiciones: </text:span><text:change-start text:change-id="ct191562024"/><text:span text:style-name="T2">Los datos del nuevo paciente aparecen en la base de datos</text:span><text:change-end text:change-id="ct191562024"/><text:change-start text:change-id="ct191871752"/><text:span text:style-name="T2"> y el fichero sigue ordenado</text:span><text:change-end text:change-id="ct191871752"/><text:change text:change-id="ct191698064"/></text:p>
          </table:table-cell>
        </table:table-row>
        <table:table-row>
          <table:table-cell table:style-name="Tabla2.A1" office:value-type="string">
            <text:p text:style-name="P27"><text:span text:style-name="T1">Flujo alternativo: </text:span><text:change-start text:change-id="ct191998536"/></text:p>
            <text:p text:style-name="P6"><text:span text:style-name="T2">2.a Si ya existe un paciente con ese nombre</text:span><text:change-end text:change-id="ct191998536"/><text:change-start text:change-id="ct192078472"/><text:span text:style-name="T2"> se sobrescribe. </text:span><text:change-end text:change-id="ct192078472"/><text:change text:change-id="ct191974656"/><text:change-start text:change-id="ct191608304"/></text:p>
            <text:p text:style-name="P34"><text:span text:style-name="T1">2.b Si no está todos los campos obligatorios o hay valores erróneos volvemos a empezar 2.</text:span><text:change-end text:change-id="ct191608304"/>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T1">Caso de uso: ModificarUsuario</text:span></text:p>
          </table:table-cell>
        </table:table-row>
        <table:table-row>
          <table:table-cell table:style-name="Tabla3.A1" office:value-type="string">
            <text:p text:style-name="P5"><text:span text:style-name="T1">ID: 3</text:span></text:p>
          </table:table-cell>
        </table:table-row>
        <table:table-row>
          <table:table-cell table:style-name="Tabla3.A1" office:value-type="string">
            <text:p text:style-name="P5"><text:span text:style-name="T1">Breve descripción: Modificar los datos de un usuario ya existente previa búsqueda</text:span></text:p>
          </table:table-cell>
        </table:table-row>
        <table:table-row>
          <table:table-cell table:style-name="Tabla3.A1" office:value-type="string">
            <text:p text:style-name="P5"><text:span text:style-name="T1">Actores principales: Administrativo</text:span></text:p>
          </table:table-cell>
        </table:table-row>
        <table:table-row>
          <table:table-cell table:style-name="Tabla3.A1" office:value-type="string">
            <text:p text:style-name="P5"><text:span text:style-name="T1">Actores secundarios: Ninguno</text:span></text:p>
          </table:table-cell>
        </table:table-row>
        <table:table-row>
          <table:table-cell table:style-name="Tabla3.A1" office:value-type="string">
            <text:p text:style-name="P5"><text:span text:style-name="T1">Precondiciones: Que el usuario este en la base de datos</text:span></text:p>
          </table:table-cell>
        </table:table-row>
        <table:table-row>
          <table:table-cell table:style-name="Tabla3.A1" office:value-type="string">
            <text:p text:style-name="P1"><text:span text:style-name="T1">Flujo principal: </text:span></text:p>
            <text:list xml:id="list103858505077318" text:continue-numbering="true" text:style-name="LS4">
              <text:list-item>
                <text:p text:style-name="P19"><text:span text:style-name="T1">El caso de uso empieza cuando el Administrativo selecciona “Modificar usuario”</text:span></text:p>
              </text:list-item>
              <text:list-item>
                <text:p text:style-name="P19"><text:span text:style-name="T1">El sistema pregunta al administrativo el apellido del usuario a modificar</text:span></text:p>
              </text:list-item>
              <text:list-item>
                <text:p text:style-name="P19"><text:span text:style-name="T1">El administrativo le aporta el apellido cuyos datos se modificaran.</text:span></text:p>
              </text:list-item>
              <text:list-item>
                <text:p text:style-name="P19"><text:span text:style-name="T1">El sistema modifica los datos que se deseen modificar de la base de datos</text:span></text:p>
              </text:list-item>
            </text:list>
          </table:table-cell>
        </table:table-row>
        <table:table-row>
          <table:table-cell table:style-name="Tabla3.A1" office:value-type="string">
            <text:p text:style-name="P5"><text:span text:style-name="T1">Postcondiciones: </text:span><text:change-start text:change-id="ct192449712"/><text:span text:style-name="T2">Los datos quedan modificados en la base de datos.</text:span><text:change-end text:change-id="ct192449712"/><text:change text:change-id="ct191422624"/></text:p>
          </table:table-cell>
        </table:table-row>
        <table:table-row>
          <table:table-cell table:style-name="Tabla3.A1" office:value-type="string">
            <text:p text:style-name="P5"><text:span text:style-name="T1">Flujo alternativo: </text:span><text:change text:change-id="ct192539984"/><text:change-start text:change-id="ct192509400"/><text:span text:style-name="T2">7. A Si existen varios pacientes con el mismo apellido se muestra una lista para elegir. </text:span></text:p>
            <text:p text:style-name="P34"><text:span text:style-name="T1">8</text:span><text:span text:style-name="T2">.</text:span><text:span text:style-name="T1">a Si no están todos los campos obligatorios </text:span><text:change-end text:change-id="ct192509400"/><text:change-start text:change-id="ct193020744"/><text:span text:style-name="T1">o hay errores en los campos se vuelve a empezar 8. </text:span><text:change-end text:change-id="ct193020744"/></text:p>
          </table:table-cell>
        </table:table-row>
      </table:table>
      <text:p text:style-name="P7"/>
      <text:p text:style-name="P7"><text:soft-page-break/></text:p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5"><text:span text:style-name="T1">Caso de uso: BorrarUsuario</text:span></text:p>
          </table:table-cell>
        </table:table-row>
        <table:table-row>
          <table:table-cell table:style-name="Tabla4.A1" office:value-type="string">
            <text:p text:style-name="P5"><text:span text:style-name="T1">ID: 4</text:span></text:p>
          </table:table-cell>
        </table:table-row>
        <table:table-row>
          <table:table-cell table:style-name="Tabla4.A1" office:value-type="string">
            <text:p text:style-name="P5"><text:span text:style-name="T1">Breve descripción: Borrar un usuario existente</text:span></text:p>
          </table:table-cell>
        </table:table-row>
        <table:table-row>
          <table:table-cell table:style-name="Tabla4.A1" office:value-type="string">
            <text:p text:style-name="P5"><text:span text:style-name="T1">Actores principales: Administrativo</text:span></text:p>
          </table:table-cell>
        </table:table-row>
        <table:table-row>
          <table:table-cell table:style-name="Tabla4.A1" office:value-type="string">
            <text:p text:style-name="P5"><text:span text:style-name="T1">Actores secundarios: Ninguno</text:span></text:p>
          </table:table-cell>
        </table:table-row>
        <table:table-row>
          <table:table-cell table:style-name="Tabla4.A1" office:value-type="string">
            <text:p text:style-name="P5"><text:span text:style-name="T1">Precondiciones: Que el usuario este en la base de datos</text:span></text:p>
          </table:table-cell>
        </table:table-row>
        <table:table-row>
          <table:table-cell table:style-name="Tabla4.A1" office:value-type="string">
            <text:p text:style-name="P1"><text:span text:style-name="T1">Flujo principal: </text:span></text:p>
            <text:list xml:id="list103859060101889" text:continue-numbering="true" text:style-name="LS4">
              <text:list-item>
                <text:p text:style-name="P19"><text:span text:style-name="T1">El caso de uso empieza cuando el Administrativo selecciona “Borrar usuario”</text:span></text:p>
              </text:list-item>
              <text:list-item>
                <text:p text:style-name="P19"><text:span text:style-name="T1">El sistema pregunta al administrativo el apellido del usuario a borrar</text:span></text:p>
              </text:list-item>
              <text:list-item>
                <text:p text:style-name="P19"><text:span text:style-name="T1">El administrativo le aporta el apellido del usuario que se borrara.</text:span></text:p>
              </text:list-item>
              <text:list-item>
                <text:p text:style-name="P19"><text:span text:style-name="T1">El sistema borra el usuario con el apellido aportado.</text:span></text:p>
              </text:list-item>
            </text:list>
          </table:table-cell>
        </table:table-row>
        <table:table-row>
          <table:table-cell table:style-name="Tabla4.A1" office:value-type="string">
            <text:p text:style-name="P5"><text:span text:style-name="T1">Postcondiciones: </text:span><text:change text:change-id="ct193005624"/><text:change-start text:change-id="ct186591344"/><text:span text:style-name="T2">La base de datos....</text:span><text:change-end text:change-id="ct186591344"/></text:p>
          </table:table-cell>
        </table:table-row>
        <table:table-row>
          <table:table-cell table:style-name="Tabla4.A1" office:value-type="string">
            <text:p text:style-name="P5"><text:span text:style-name="T1">Flujo alternativo: </text:span><text:change text:change-id="ct193166200"/><text:change-start text:change-id="ct193205824"/><text:span text:style-name="T2">Lo mismo que en modificar</text:span><text:change-end text:change-id="ct193205824"/></text:p>
          </table:table-cell>
        </table:table-row>
      </table:table>
      <text:p text:style-name="P7"/>
      <text:p text:style-name="P7"/>
      <table:table table:name="Tabla5" table:style-name="Tabla5">
        <table:table-column table:style-name="Tabla5.A"/>
        <table:table-row>
          <table:table-cell table:style-name="Tabla5.A1" office:value-type="string">
            <text:p text:style-name="P5"><text:span text:style-name="T1">Caso de uso: OrdenarAgenda</text:span></text:p>
          </table:table-cell>
        </table:table-row>
        <table:table-row>
          <table:table-cell table:style-name="Tabla5.A1" office:value-type="string">
            <text:p text:style-name="P5"><text:span text:style-name="T1">ID: 5</text:span></text:p>
          </table:table-cell>
        </table:table-row>
        <table:table-row>
          <table:table-cell table:style-name="Tabla5.A1" office:value-type="string">
            <text:p text:style-name="P5"><text:span text:style-name="T1">Breve descripción: La agenda se ordenara por los apellidos de los usuarios.</text:span></text:p>
          </table:table-cell>
        </table:table-row>
        <table:table-row>
          <table:table-cell table:style-name="Tabla5.A1" office:value-type="string">
            <text:p text:style-name="P5"><text:span text:style-name="T1">Actores principales: Sistema</text:span></text:p>
          </table:table-cell>
        </table:table-row>
        <table:table-row>
          <table:table-cell table:style-name="Tabla5.A1" office:value-type="string">
            <text:p text:style-name="P5"><text:span text:style-name="T1">Actores secundarios: Administrativo</text:span></text:p>
          </table:table-cell>
        </table:table-row>
        <table:table-row>
          <table:table-cell table:style-name="Tabla5.A1" office:value-type="string">
            <text:p text:style-name="P5"><text:span text:style-name="T1">Precondiciones: Ninguna</text:span></text:p>
          </table:table-cell>
        </table:table-row>
        <table:table-row>
          <table:table-cell table:style-name="Tabla5.A1" office:value-type="string">
            <text:p text:style-name="P5"><text:span text:style-name="T1">Flujo principal:</text:span></text:p>
            <text:list xml:id="list2560260728763411174" text:style-name="LS5">
              <text:list-item>
                <text:p text:style-name="P21"><text:span text:style-name="T1">El caso de uso se ejecuta </text:span><text:change-start text:change-id="ct193264352"/><text:span text:style-name="T2">automáticamente</text:span><text:change-end text:change-id="ct193264352"/><text:change text:change-id="ct194826456"/><text:span text:style-name="T1"> cuando insertan un nuevo usuario en el sistema.</text:span></text:p>
              </text:list-item>
            </text:list>
            <text:p text:style-name="P12"/>
            <text:p text:style-name="P12"/>
          </table:table-cell>
        </table:table-row>
        <table:table-row>
          <table:table-cell table:style-name="Tabla5.A1" office:value-type="string">
            <text:p text:style-name="P5"><text:span text:style-name="T1">Postcondiciones: Ninguna</text:span></text:p>
          </table:table-cell>
        </table:table-row>
        <table:table-row>
          <table:table-cell table:style-name="Tabla5.A1" office:value-type="string">
            <text:p text:style-name="P5"><text:span text:style-name="T1">Flujo alternativo: Ninguno</text:span></text:p>
          </table:table-cell>
        </table:table-row>
      </table:table>
      <text:p text:style-name="P7"/>
      <text:p text:style-name="P7"/>
      <table:table table:name="Tabla6" table:style-name="Tabla6">
        <table:table-column table:style-name="Tabla6.A"/>
        <table:table-row>
          <table:table-cell table:style-name="Tabla6.A1" office:value-type="string">
            <text:p text:style-name="P5"><text:span text:style-name="T1">Caso de uso: MostrarPantalla</text:span></text:p>
          </table:table-cell>
        </table:table-row>
        <text:soft-page-break/>
        <table:table-row>
          <table:table-cell table:style-name="Tabla6.A1" office:value-type="string">
            <text:p text:style-name="P5"><text:span text:style-name="T1">ID: 6</text:span></text:p>
          </table:table-cell>
        </table:table-row>
        <table:table-row>
          <table:table-cell table:style-name="Tabla6.A1" office:value-type="string">
            <text:p text:style-name="P5"><text:span text:style-name="T1">Breve descripción: Se mostrarán los datos del usuario o usuarios en la terminal o en un archivo de texto plano o HTML.</text:span></text:p>
          </table:table-cell>
        </table:table-row>
        <table:table-row>
          <table:table-cell table:style-name="Tabla6.A1" office:value-type="string">
            <text:p text:style-name="P5"><text:span text:style-name="T1">Actores principales: Administrativo</text:span></text:p>
          </table:table-cell>
        </table:table-row>
        <table:table-row>
          <table:table-cell table:style-name="Tabla6.A1" office:value-type="string">
            <text:p text:style-name="P5"><text:span text:style-name="T1">Actores secundarios: Ninguno</text:span></text:p>
          </table:table-cell>
        </table:table-row>
        <table:table-row>
          <table:table-cell table:style-name="Tabla6.A1" office:value-type="string">
            <text:p text:style-name="P5"><text:span text:style-name="T1">Precondiciones: Haber realizado anteriormente la búsqueda del usuario o usuarios.</text:span></text:p>
          </table:table-cell>
        </table:table-row>
        <table:table-row>
          <table:table-cell table:style-name="Tabla6.A1" office:value-type="string">
            <text:p text:style-name="P5"><text:span text:style-name="T1">Flujo principal:</text:span></text:p>
            <text:list xml:id="list4040362704590259781" text:style-name="LS6">
              <text:list-item>
                <text:p text:style-name="P22"><text:span text:style-name="T1">El caso de uso se ejecuta al terminar el caso de BuscarApellido.</text:span></text:p>
              </text:list-item>
              <text:list-item>
                <text:p text:style-name="P22"><text:span text:style-name="T1">Mostrará por pantalla los datos del usuario/s previamente buscado/s.</text:span></text:p>
              </text:list-item>
            </text:list>
            <text:p text:style-name="P12"/>
          </table:table-cell>
        </table:table-row>
        <table:table-row>
          <table:table-cell table:style-name="Tabla6.A1" office:value-type="string">
            <text:p text:style-name="P5"><text:span text:style-name="T1">Postcondiciones: Ninguna</text:span></text:p>
          </table:table-cell>
        </table:table-row>
        <table:table-row>
          <table:table-cell table:style-name="Tabla6.A1" office:value-type="string">
            <text:p text:style-name="P5"><text:span text:style-name="T1">Flujo alternativo: Ninguno</text:span></text:p>
          </table:table-cell>
        </table:table-row>
      </table:table>
      <text:p text:style-name="P7"/>
      <text:p text:style-name="P7"/>
      <table:table table:name="Tabla7" table:style-name="Tabla7">
        <table:table-column table:style-name="Tabla7.A"/>
        <table:table-row>
          <table:table-cell table:style-name="Tabla7.A1" office:value-type="string">
            <text:p text:style-name="P1"><text:span text:style-name="T1">Caso de Uso: Hacer copia de seguridad</text:span></text:p>
          </table:table-cell>
        </table:table-row>
        <table:table-row>
          <table:table-cell table:style-name="Tabla7.A1" office:value-type="string">
            <text:p text:style-name="P1"><text:span text:style-name="T1">ID: 7</text:span></text:p>
          </table:table-cell>
        </table:table-row>
        <table:table-row>
          <table:table-cell table:style-name="Tabla7.A1" office:value-type="string">
            <text:p text:style-name="P1"><text:span text:style-name="T1">Breve descripción: Se realizará una copia de seguridad a un fichero con el objetivo de mejorar la seguridad.</text:span></text:p>
          </table:table-cell>
        </table:table-row>
        <table:table-row>
          <table:table-cell table:style-name="Tabla7.A1" office:value-type="string">
            <text:p text:style-name="P1"><text:span text:style-name="T1">Actores principales: Administrativo</text:span></text:p>
          </table:table-cell>
        </table:table-row>
        <table:table-row>
          <table:table-cell table:style-name="Tabla7.A1" office:value-type="string">
            <text:p text:style-name="P1"><text:span text:style-name="T1">Actores secundarios: Ninguno</text:span></text:p>
          </table:table-cell>
        </table:table-row>
        <table:table-row>
          <table:table-cell table:style-name="Tabla7.A1" office:value-type="string">
            <text:p text:style-name="P1"><text:span text:style-name="T1">Precondiciones: <text:s/>Que haya algún dato en la base de datos.</text:span></text:p>
          </table:table-cell>
        </table:table-row>
        <table:table-row>
          <table:table-cell table:style-name="Tabla7.A1" office:value-type="string">
            <text:p text:style-name="P1"><text:span text:style-name="T1">Flujo Principal:</text:span></text:p>
            <text:p text:style-name="P1"><text:span text:style-name="T1">13 <text:s text:c="6"/>El caso de uso empieza cuando el administrativo decide hacer copia de seguridad.</text:span></text:p>
            <text:p text:style-name="P1"><text:span text:style-name="T1">14 <text:s text:c="6"/>El sistema pide al administrativo confirmar la copia.</text:span></text:p>
            <text:p text:style-name="P1"><text:span text:style-name="T1">15 <text:s text:c="6"/>El administrativo confirma la copia de seguridad.</text:span></text:p>
            <text:p text:style-name="P1"><text:span text:style-name="T1">16 <text:s text:c="6"/>El sistema guarda en un fichero los datos de la base de datos.</text:span></text:p>
          </table:table-cell>
        </table:table-row>
        <table:table-row>
          <table:table-cell table:style-name="Tabla7.A1" office:value-type="string">
            <text:p text:style-name="P1"><text:span text:style-name="T1">Postcondiciones: Ninguna.</text:span></text:p>
          </table:table-cell>
        </table:table-row>
        <table:table-row>
          <table:table-cell table:style-name="Tabla7.A1" office:value-type="string">
            <text:p text:style-name="P1"><text:span text:style-name="T1">Flujo alternativo: Ninguno.</text:span></text:p>
          </table:table-cell>
        </table:table-row>
      </table:table>
      <text:p text:style-name="P7"/>
      <text:p text:style-name="P7"/>
      <text:p text:style-name="P7"/>
      <text:p text:style-name="P7">Historias de usuario:<text:change-start text:change-id="ct195374360"/></text:p>
      <text:p text:style-name="P37"/>
      <text:p text:style-name="P38">La prioridad va de 100 a 400 <text:change-end text:change-id="ct195374360"/><text:change-start text:change-id="ct196259328"/>siendo 400 máxima prioridad<text:change-end text:change-id="ct196259328"/></text:p>
      <text:p text:style-name="P7"/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5"><text:span text:style-name="T1">ID: 1 <text:s text:c="43"/>BuscarApellido</text:span></text:p>
          </table:table-cell>
        </table:table-row>
        <table:table-row>
          <table:table-cell table:style-name="Tabla8.A1" office:value-type="string">
            <text:p text:style-name="P5"><text:span text:style-name="T1">Descripción: Se realizará una búsqueda por apellidos y se mostrará por pantalla los datos de los usuarios. En caso de no encontrar ningún usuario que corresponda con los apellidos establecidos, se procederá a insertar el usuario.</text:span><text:change-start text:change-id="ct196078920"/></text:p>
            <text:p text:style-name="P31"/>
            <text:p text:style-name="P35"><text:span text:style-name="T6">Como </text:span><text:change-end text:change-id="ct196078920"/><text:change-start text:change-id="ct195943352"/><text:span text:style-name="T1">administrativo </text:span><text:span text:style-name="T6">quiero</text:span><text:span text:style-name="T1"> poder buscar por apellido </text:span><text:span text:style-name="T6">para </text:span><text:span text:style-name="T1">ver todos todos los datos del usuario.</text:span><text:change-end text:change-id="ct195943352"/></text:p>
            <text:p text:style-name="P5"><text:span text:style-name="T1">Estimación: </text:span><text:change-start text:change-id="ct192217184"/><text:span text:style-name="T1">-</text:span><text:change-end text:change-id="ct192217184"/><text:change text:change-id="ct195423320"/></text:p>
            <text:p text:style-name="P5"><text:span text:style-name="T1">Prioridad: 100</text:span></text:p>
            <text:p text:style-name="P5"><text:span text:style-name="T1">Dependencias: 2</text:span></text:p>
          </table:table-cell>
        </table:table-row>
        <table:table-row>
          <table:table-cell table:style-name="Tabla8.A1" office:value-type="string">
            <text:p text:style-name="P5"><text:span text:style-name="T1">Pruebas de aceptación: </text:span></text:p>
            <text:list xml:id="list8750058321557353313" text:style-name="LS7">
              <text:list-item>
                <text:p text:style-name="P23"><text:span text:style-name="T1">Insertar un apellido erróneo y comprobar que no aparece ninguno de nuestra base de datos.</text:span><text:change-start text:change-id="ct196647968"/></text:p>
              </text:list-item>
              <text:list-item>
                <text:p text:style-name="P36"><text:span text:style-name="T1">Si aparecen más de un cliente con el mismo apellido se mostra</text:span><text:change-end text:change-id="ct196647968"/><text:change-start text:change-id="ct196835672"/><text:span text:style-name="T1">rán todos</text:span><text:change-end text:change-id="ct196835672"/>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7"/>
      <table:table table:name="Tabla9" table:style-name="Tabla9">
        <table:table-column table:style-name="Tabla9.A"/>
        <table:table-row>
          <table:table-cell table:style-name="Tabla9.A1" office:value-type="string">
            <text:p text:style-name="P5"><text:span text:style-name="T1">ID: 2 <text:s text:c="43"/>InsertarUsuario</text:span></text:p>
          </table:table-cell>
        </table:table-row>
        <table:table-row>
          <table:table-cell table:style-name="Tabla9.A1" office:value-type="string">
            <text:p text:style-name="P5"><text:span text:style-name="T1">Descripción: Se dará de alta a un nuevo usuario.</text:span></text:p>
            <text:p text:style-name="P5"><text:span text:style-name="T1">Estimación: 6</text:span></text:p>
            <text:p text:style-name="P5"><text:change-start text:change-id="ct197205104"/><text:span text:style-name="T1"><office:annotation office:name="__Fieldmark__5104_1833423421"><dc:creator>Autor desconocido</dc:creator><dc:date>2014-11-14T10:29:43.143469005</dc:date><text:list text:style-name=""><text:list-item><text:p text:style-name="P40"><text:span text:style-name="T7">Poneros de acuerdo</text:span></text:p></text:list-item></text:list></office:annotation></text:span><text:change-end text:change-id="ct197205104"/><text:span text:style-name="T1">Prioridad: 300</text:span><text:change-start text:change-id="ct196887632"/><office:annotation-end office:name="__Fieldmark__5104_1833423421"/><text:change-end text:change-id="ct196887632"/></text:p>
            <text:p text:style-name="P5"><text:span text:style-name="T1">Dependencias: 0</text:span></text:p>
          </table:table-cell>
        </table:table-row>
        <table:table-row>
          <table:table-cell table:style-name="Tabla9.A1" office:value-type="string">
            <text:p text:style-name="P5"><text:span text:style-name="T1">Pruebas de aceptación: </text:span></text:p>
            <text:list xml:id="list4903824456149765851" text:style-name="LS8">
              <text:list-item>
                <text:p text:style-name="P24"><text:span text:style-name="T1">Insertar un usuario que ya se encuentren en nuestra base de datos y que el sistema nos muestre un mensaje de error “usuario ya insertado”.</text:span></text:p>
              </text:list-item>
              <text:list-item>
                <text:p text:style-name="P24"><text:span text:style-name="T1">Insertar caracteres no apropiados para un apellido y que aparezca un mensaje de error “ no existen apellidos )%$123...”</text:span>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7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"><text:span text:style-name="T1">ID: 3 <text:s text:c="42"/>ModificarUsuario</text:span></text:p>
          </table:table-cell>
        </table:table-row>
        <table:table-row>
          <table:table-cell table:style-name="Tabla10.A1" office:value-type="string">
            <text:p text:style-name="P5"><text:span text:style-name="T1">Descripción: Modificar los datos de un usuario ya existente previa búsqueda.</text:span></text:p>
            <text:p text:style-name="P5"><text:span text:style-name="T1">Estimación: 5</text:span></text:p>
            <text:p text:style-name="P5"><text:span text:style-name="T1">Prioridad: 200</text:span></text:p>
            <text:p text:style-name="P5"><text:span text:style-name="T1">Dependencias: 1, 2</text:span></text:p>
          </table:table-cell>
        </table:table-row>
        <table:table-row>
          <table:table-cell table:style-name="Tabla10.A1" office:value-type="string">
            <text:p text:style-name="P5"><text:span text:style-name="T1">Pruebas de aceptación: </text:span></text:p>
            <text:list xml:id="list40" text:style-name="LS8">
              <text:list-item>
                <text:p text:style-name="P24"><text:span text:style-name="T1">Insertar un usuario que no se encuentre en la base de datos y que envie un mensaje de error de “usuario no encontrado”.</text:span></text:p>
              </text:list-item>
              <text:list-item>
                <text:p text:style-name="P24"><text:span text:style-name="T1">Insertar un dato que no se encuentre en los específicos del cliente y que envie un mensaje de error “dato a modificar no encontrado”.</text:span></text:p>
              </text:list-item>
            </text:list>
          </table:table-cell>
        </table:table-row>
      </table:table>
      <text:p text:style-name="P7"/>
      <text:p text:style-name="P7"><text:soft-page-break/></text:p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"><text:span text:style-name="T1">ID: 4 <text:s text:c="43"/>BorrarUsuario</text:span></text:p>
          </table:table-cell>
        </table:table-row>
        <table:table-row>
          <table:table-cell table:style-name="Tabla11.A1" office:value-type="string">
            <text:p text:style-name="P5"><text:span text:style-name="T1">Descripción: Borrar un usuario existente.</text:span></text:p>
            <text:p text:style-name="P5"><text:span text:style-name="T1">Estimación: 2</text:span></text:p>
            <text:p text:style-name="P5"><text:span text:style-name="T1">Prioridad: 200</text:span></text:p>
            <text:p text:style-name="P5"><text:span text:style-name="T1">Dependencias: 1, 2</text:span></text:p>
          </table:table-cell>
        </table:table-row>
        <table:table-row>
          <table:table-cell table:style-name="Tabla11.A1" office:value-type="string">
            <text:p text:style-name="P5"><text:span text:style-name="T1">Pruebas de aceptación: </text:span></text:p>
            <text:list xml:id="list42" text:style-name="LS8">
              <text:list-item>
                <text:p text:style-name="P24"><text:span text:style-name="T1">Buscar un usuario para borrar que no se encuentre en la base de datos y que envie un mensaje de error de “usuario no encontrado”</text:span></text:p>
              </text:list-item>
            </text:list>
          </table:table-cell>
        </table:table-row>
      </table:table>
      <text:p text:style-name="P7"/>
      <text:p text:style-name="P7"><text:line-break/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"><text:span text:style-name="T1">ID: 5 <text:s text:c="43"/>OrdenarAgenda</text:span></text:p>
          </table:table-cell>
        </table:table-row>
        <table:table-row>
          <table:table-cell table:style-name="Tabla12.A1" office:value-type="string">
            <text:p text:style-name="P5"><text:span text:style-name="T1">Descripción: La agenda se ordenara por los apellidos de los usuarios, esto lo hara automaticamente el sistema al incluir un nuevo usuario.</text:span></text:p>
            <text:p text:style-name="P5"><text:span text:style-name="T1">Estimación: 4</text:span></text:p>
            <text:p text:style-name="P5"><text:span text:style-name="T1">Prioridad: 400</text:span></text:p>
            <text:p text:style-name="P5"><text:span text:style-name="T1">Dependencias: 2</text:span></text:p>
          </table:table-cell>
        </table:table-row>
        <table:table-row>
          <table:table-cell table:style-name="Tabla12.A1" office:value-type="string">
            <text:p text:style-name="P5"><text:span text:style-name="T1">Pruebas de aceptación:</text:span></text:p>
            <text:list xml:id="list8824078115975408417" text:style-name="LS9">
              <text:list-item>
                <text:p text:style-name="P25"><text:span text:style-name="T1">Mostrar agenda completa y verificar el orden de esta.</text:span></text:p>
              </text:list-item>
            </text:list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"><text:span text:style-name="T1">ID: 6 <text:s text:c="43"/>MostrarPantalla</text:span></text:p>
          </table:table-cell>
        </table:table-row>
        <table:table-row>
          <table:table-cell table:style-name="Tabla13.A1" office:value-type="string">
            <text:p text:style-name="P5"><text:span text:style-name="T1">Descripción: Se mostrarán los datos del usuario o usuarios en la terminal o en un archivo de texto plano o HTML.</text:span></text:p>
            <text:p text:style-name="P5"><text:span text:style-name="T1">Estimación: 6</text:span></text:p>
            <text:p text:style-name="P5"><text:span text:style-name="T1">Prioridad: 200</text:span></text:p>
            <text:p text:style-name="P5"><text:span text:style-name="T1">Dependencias: 1</text:span></text:p>
          </table:table-cell>
        </table:table-row>
        <table:table-row>
          <table:table-cell table:style-name="Tabla13.A1" office:value-type="string">
            <text:p text:style-name="P5"><text:span text:style-name="T1">Pruebas de aceptación:</text:span></text:p>
            <text:list xml:id="list7386882272459446629" text:style-name="LS10">
              <text:list-item>
                <text:p text:style-name="P26"><text:span text:style-name="T1">Buscar un usuario/s por pantalla y sea el correcto.</text:span></text:p>
              </text:list-item>
            </text:list>
          </table:table-cell>
        </table:table-row>
      </table:table>
      <text:p text:style-name="P7"><text:line-break/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"><text:span text:style-name="T1">ID: 7 <text:s text:c="42"/>CopiaSeguridad</text:span></text:p>
          </table:table-cell>
        </table:table-row>
        <table:table-row>
          <table:table-cell table:style-name="Tabla14.A1" office:value-type="string">
            <text:p text:style-name="P1"><text:span text:style-name="T1">Descripción: Hacer copia de seguridad.</text:span></text:p>
            <text:p text:style-name="P1"><text:span text:style-name="T1">Estimación: 8</text:span></text:p>
            <text:p text:style-name="P1"><text:soft-page-break/><text:span text:style-name="T1">Prioridad: 400</text:span></text:p>
            <text:p text:style-name="P1"><text:span text:style-name="T1">Dependencias: 0</text:span></text:p>
          </table:table-cell>
        </table:table-row>
        <table:table-row>
          <table:table-cell table:style-name="Tabla14.A1" office:value-type="string">
            <text:p text:style-name="P1"><text:span text:style-name="T1">Pruebas de aceptación:</text:span></text:p>
            <text:list xml:id="list5423009692439025197" text:style-name="LS11">
              <text:list-item>
                <text:p text:style-name="P28"><text:span text:style-name="T1"><text:s text:c="2"/>Si el número de registros del fichero no es igual al número de registro en la base de datos, corroboramos que la copia es errónea.</text:span>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6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space-before="3.492cm" text:min-label-width="0.318cm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space-before="7.302cm" text:min-label-width="0.318cm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space-before="3.492cm" text:min-label-width="0.318cm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space-before="7.302cm" text:min-label-width="0.318cm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635cm" text:min-label-width="0.635cm"/>
      </text:list-level-style-bullet>
      <text:list-level-style-bullet text:level="2" text:style-name="List7Level1" text:bullet-char="-">
        <style:list-level-properties text:space-before="1.905cm" text:min-label-width="0.635cm"/>
      </text:list-level-style-bullet>
      <text:list-level-style-bullet text:level="3" text:style-name="List7Level2" text:bullet-char="-">
        <style:list-level-properties text:space-before="3.492cm" text:min-label-width="0.318cm"/>
      </text:list-level-style-bullet>
      <text:list-level-style-bullet text:level="4" text:style-name="List7Level3" text:bullet-char="-">
        <style:list-level-properties text:space-before="4.445cm" text:min-label-width="0.635cm"/>
      </text:list-level-style-bullet>
      <text:list-level-style-bullet text:level="5" text:style-name="List7Level4" text:bullet-char="-">
        <style:list-level-properties text:space-before="5.715cm" text:min-label-width="0.635cm"/>
      </text:list-level-style-bullet>
      <text:list-level-style-bullet text:level="6" text:style-name="List7Level5" text:bullet-char="-">
        <style:list-level-properties text:space-before="7.302cm" text:min-label-width="0.318cm"/>
      </text:list-level-style-bullet>
      <text:list-level-style-bullet text:level="7" text:style-name="List7Level6" text:bullet-char="-">
        <style:list-level-properties text:space-before="8.255cm" text:min-label-width="0.635cm"/>
      </text:list-level-style-bullet>
      <text:list-level-style-bullet text:level="8" text:style-name="List7Level7" text:bullet-char="-">
        <style:list-level-properties text:space-before="9.525cm" text:min-label-width="0.635cm"/>
      </text:list-level-style-bullet>
      <text:list-level-style-bullet text:level="9" text:style-name="List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635cm" text:min-label-width="0.635cm"/>
      </text:list-level-style-bullet>
      <text:list-level-style-bullet text:level="2" text:style-name="List8Level1" text:bullet-char="-">
        <style:list-level-properties text:space-before="1.905cm" text:min-label-width="0.635cm"/>
      </text:list-level-style-bullet>
      <text:list-level-style-bullet text:level="3" text:style-name="List8Level2" text:bullet-char="-">
        <style:list-level-properties text:space-before="3.492cm" text:min-label-width="0.318cm"/>
      </text:list-level-style-bullet>
      <text:list-level-style-bullet text:level="4" text:style-name="List8Level3" text:bullet-char="-">
        <style:list-level-properties text:space-before="4.445cm" text:min-label-width="0.635cm"/>
      </text:list-level-style-bullet>
      <text:list-level-style-bullet text:level="5" text:style-name="List8Level4" text:bullet-char="-">
        <style:list-level-properties text:space-before="5.715cm" text:min-label-width="0.635cm"/>
      </text:list-level-style-bullet>
      <text:list-level-style-bullet text:level="6" text:style-name="List8Level5" text:bullet-char="-">
        <style:list-level-properties text:space-before="7.302cm" text:min-label-width="0.318cm"/>
      </text:list-level-style-bullet>
      <text:list-level-style-bullet text:level="7" text:style-name="List8Level6" text:bullet-char="-">
        <style:list-level-properties text:space-before="8.255cm" text:min-label-width="0.635cm"/>
      </text:list-level-style-bullet>
      <text:list-level-style-bullet text:level="8" text:style-name="List8Level7" text:bullet-char="-">
        <style:list-level-properties text:space-before="9.525cm" text:min-label-width="0.635cm"/>
      </text:list-level-style-bullet>
      <text:list-level-style-bullet text:level="9" text:style-name="List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-">
        <style:list-level-properties text:space-before="0.635cm" text:min-label-width="0.635cm"/>
      </text:list-level-style-bullet>
      <text:list-level-style-bullet text:level="2" text:style-name="List9Level1" text:bullet-char="-">
        <style:list-level-properties text:space-before="1.905cm" text:min-label-width="0.635cm"/>
      </text:list-level-style-bullet>
      <text:list-level-style-bullet text:level="3" text:style-name="List9Level2" text:bullet-char="-">
        <style:list-level-properties text:space-before="3.492cm" text:min-label-width="0.318cm"/>
      </text:list-level-style-bullet>
      <text:list-level-style-bullet text:level="4" text:style-name="List9Level3" text:bullet-char="-">
        <style:list-level-properties text:space-before="4.445cm" text:min-label-width="0.635cm"/>
      </text:list-level-style-bullet>
      <text:list-level-style-bullet text:level="5" text:style-name="List9Level4" text:bullet-char="-">
        <style:list-level-properties text:space-before="5.715cm" text:min-label-width="0.635cm"/>
      </text:list-level-style-bullet>
      <text:list-level-style-bullet text:level="6" text:style-name="List9Level5" text:bullet-char="-">
        <style:list-level-properties text:space-before="7.302cm" text:min-label-width="0.318cm"/>
      </text:list-level-style-bullet>
      <text:list-level-style-bullet text:level="7" text:style-name="List9Level6" text:bullet-char="-">
        <style:list-level-properties text:space-before="8.255cm" text:min-label-width="0.635cm"/>
      </text:list-level-style-bullet>
      <text:list-level-style-bullet text:level="8" text:style-name="List9Level7" text:bullet-char="-">
        <style:list-level-properties text:space-before="9.525cm" text:min-label-width="0.635cm"/>
      </text:list-level-style-bullet>
      <text:list-level-style-bullet text:level="9" text:style-name="List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-">
        <style:list-level-properties text:space-before="0.635cm" text:min-label-width="0.635cm"/>
      </text:list-level-style-bullet>
      <text:list-level-style-bullet text:level="2" text:style-name="List10Level1" text:bullet-char="-">
        <style:list-level-properties text:space-before="1.905cm" text:min-label-width="0.635cm"/>
      </text:list-level-style-bullet>
      <text:list-level-style-bullet text:level="3" text:style-name="List10Level2" text:bullet-char="-">
        <style:list-level-properties text:space-before="3.492cm" text:min-label-width="0.318cm"/>
      </text:list-level-style-bullet>
      <text:list-level-style-bullet text:level="4" text:style-name="List10Level3" text:bullet-char="-">
        <style:list-level-properties text:space-before="4.445cm" text:min-label-width="0.635cm"/>
      </text:list-level-style-bullet>
      <text:list-level-style-bullet text:level="5" text:style-name="List10Level4" text:bullet-char="-">
        <style:list-level-properties text:space-before="5.715cm" text:min-label-width="0.635cm"/>
      </text:list-level-style-bullet>
      <text:list-level-style-bullet text:level="6" text:style-name="List10Level5" text:bullet-char="-">
        <style:list-level-properties text:space-before="7.302cm" text:min-label-width="0.318cm"/>
      </text:list-level-style-bullet>
      <text:list-level-style-bullet text:level="7" text:style-name="List10Level6" text:bullet-char="-">
        <style:list-level-properties text:space-before="8.255cm" text:min-label-width="0.635cm"/>
      </text:list-level-style-bullet>
      <text:list-level-style-bullet text:level="8" text:style-name="List10Level7" text:bullet-char="-">
        <style:list-level-properties text:space-before="9.525cm" text:min-label-width="0.635cm"/>
      </text:list-level-style-bullet>
      <text:list-level-style-bullet text:level="9" text:style-name="List10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-">
        <style:list-level-properties text:space-before="0.635cm" text:min-label-width="0.635cm"/>
      </text:list-level-style-bullet>
      <text:list-level-style-bullet text:level="2" text:style-name="List11Level1" text:bullet-char="-">
        <style:list-level-properties text:space-before="1.905cm" text:min-label-width="0.635cm"/>
      </text:list-level-style-bullet>
      <text:list-level-style-bullet text:level="3" text:style-name="List11Level2" text:bullet-char="-">
        <style:list-level-properties text:space-before="3.492cm" text:min-label-width="0.318cm"/>
      </text:list-level-style-bullet>
      <text:list-level-style-bullet text:level="4" text:style-name="List11Level3" text:bullet-char="-">
        <style:list-level-properties text:space-before="4.445cm" text:min-label-width="0.635cm"/>
      </text:list-level-style-bullet>
      <text:list-level-style-bullet text:level="5" text:style-name="List11Level4" text:bullet-char="-">
        <style:list-level-properties text:space-before="5.715cm" text:min-label-width="0.635cm"/>
      </text:list-level-style-bullet>
      <text:list-level-style-bullet text:level="6" text:style-name="List11Level5" text:bullet-char="-">
        <style:list-level-properties text:space-before="7.302cm" text:min-label-width="0.318cm"/>
      </text:list-level-style-bullet>
      <text:list-level-style-bullet text:level="7" text:style-name="List11Level6" text:bullet-char="-">
        <style:list-level-properties text:space-before="8.255cm" text:min-label-width="0.635cm"/>
      </text:list-level-style-bullet>
      <text:list-level-style-bullet text:level="8" text:style-name="List11Level7" text:bullet-char="-">
        <style:list-level-properties text:space-before="9.525cm" text:min-label-width="0.635cm"/>
      </text:list-level-style-bullet>
      <text:list-level-style-bullet text:level="9" text:style-name="List1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/>
    <meta:editing-cycles>2</meta:editing-cycles>
    <dc:date>2014-11-14T10:38:57.238025258</dc:date>
    <meta:editing-duration>P0D</meta:editing-duration>
    <meta:document-statistic meta:table-count="14" meta:image-count="0" meta:object-count="0" meta:page-count="8" meta:paragraph-count="170" meta:word-count="1431" meta:character-count="8976" meta:non-whitespace-character-count="7415"/>
  </office:meta>
</office:document-meta>
</file>